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talk about the traveling salesman problem.</text:p>
      <text:p text:style-name="Standard"/>
      <text:p text:style-name="Standard">It's one of the most famous computational problems out there, because as you add points the possibilities grow factorially, and very quickly there is no good way to directly find the shortest path.</text:p>
      <text:p text:style-name="Standard"/>
      <text:list xml:id="list3058777257691370223" text:style-name="L1">
        <text:list-item>
          <text:p text:style-name="P1">Salesman travelling</text:p>
        </text:list-item>
        <text:list-item>
          <text:p text:style-name="P1">Showing the points in two-dimensional space is nice, and geographically accurate, but effectively it gives a bad representation of the situation. Even in maps you have trouble; maybe there's obstacles or rough terrain between two points, or it's up/down hill, etc.</text:p>
        </text:list-item>
      </text:list>
      <text:p text:style-name="Standard"/>
      <text:p text:style-name="Standard">Best to represent these distances as a matrix, indicating effective distance between all points. Plug that into a solver library and you've got your answer.</text:p>
      <text:p text:style-name="Standard"/>
      <text:p text:style-name="Standard">But what if you've only got a matrix, but no reference for how it was made? How can you identify similar points that are 'close together'? Is it possible to learn the rules behind making it without them being told to you? If you have a new point and know some basic info about it, can you add it to the matrix with a reasonable amount of certainty?</text:p>
      <text:p text:style-name="Standard"/>
      <text:p text:style-name="Standard">I don't want to do too much reading, because I want to solve this myself.</text:p>
      <text:p text:style-name="Standard"/>
      <text:p text:style-name="Standard">Option 1: similarity “score” across all dimensions, and clustered</text:p>
      <text:p text:style-name="Standard">Option 2: rather than cluster, use this similarity score to do a sort of force-directed graphing (might be too many links, really had to scale, but good for viz)</text:p>
      <text:p text:style-name="Standard">Option 3: aRtiFIcIaL InTeLligEnCe (insert spongebob meme)</text:p>
      <text:p text:style-name="Standard"><text:tab/>What about if I could have an existing very-large distance matrix with info about all relationships, and I train an AI on this data. Then, if I give it a new location it fills in its best guess for where it should fit in the matrix. Like, points on a map but there's an interstate that speeds up movements in some areas, a river that mostly blocks movement, and the AI is only fed lat and long data, and all CO times. Can it infer enough about the terrain to look at a brand new lat-long combo and give good guesses on travel times to all other points? I'm guessing it can, if I design it well enough!!</text:p>
      <text:p text:style-name="Standard"/>
      <text:p text:style-name="Standard"/>
      <text:p text:style-name="Standard">Ideas for simple map to demonstrate:</text:p>
      <text:p text:style-name="Standard">split north-south by river, single bridge a bit to the left. Northwest is a small neighborhood with 4 houses, road straight to the bridge. North centre and east, 5 scattered buildings but no road connecting to the rest of the world. South, two east-west highways that only connect at the bridge. Houses along the road get farther from the rest of the world. Hermit on a hill somewhere, long hike however you get there.</text:p>
      <text:list xml:id="list7182897064650985477" text:style-name="L3">
        <text:list-item>
          <text:p text:style-name="P2">Convert to distance matrix (set rules that match)</text:p>
        </text:list-item>
        <text:list-item>
          <text:p text:style-name="P2">Define expected clusters based on eyeballing.</text:p>
        </text:list-item>
        <text:list-item>
          <text:p text:style-name="P2">Use scoring to find clusters, see how they compare!</text:p>
        </text:list-item>
      </text:list>
      <text:p text:style-name="Standard">This... could actually be pretty useful for mapping. Probably done before, but don't need to know. If I get it working, I can try applying to real world scenarios... give it real mapping distance matrices, and see if it can identify neighborhoods.</text:p>
      <text:p text:style-name="Standard"/>
      <text:p text:style-name="Standard">Alternatively, have changeover matrix with certain rules. Basically 3 tiers of characteristics that can be changed, and different significance of each. Personally, I can see what's most similar, but can a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30T21:35:21.92</meta:creation-date>
    <dc:date>2019-08-12T11:16:46.30</dc:date>
    <meta:editing-duration>P12DT13H41M23S</meta:editing-duration>
    <meta:editing-cycles>3</meta:editing-cycles>
    <meta:generator>OpenOffice/4.1.6$Win32 OpenOffice.org_project/416m1$Build-9790</meta:generator>
    <meta:document-statistic meta:table-count="0" meta:image-count="0" meta:object-count="0" meta:page-count="1" meta:paragraph-count="18" meta:word-count="536" meta:character-count="3059"/>
  </office:meta>
</office:document-meta>
</file>